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72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1.81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1.789cm" fo:break-before="auto" style:use-optimal-row-height="true"/>
    </style:style>
    <style:style style:name="ro1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0)">
            <text:p>sn(20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5">
            <text:p>5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2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5T10:19:09.94">
            <text:p>2020/3/25 10:19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05cm" draw:caption-point-x="-1.353cm" draw:caption-point-y="2.43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29)">
            <text:p>sn(29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4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4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4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5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4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5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4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4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4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4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/>
          <table:table-cell table:style-name="ce33"/>
          <table:table-cell table:style-name="ce34"/>
          <table:table-cell table:style-name="ce36"/>
          <table:table-cell table:style-name="ce42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3-25T10:19:10.11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921cm" draw:caption-point-x="-1.353cm" draw:caption-point-y="2.439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3-25T10:19:10.27">
            <text:p>2020/3/25 10:1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578cm" draw:caption-point-x="-1.353cm" draw:caption-point-y="2.43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5T10:19:10.4">
            <text:p>2020/3/25 10:19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05cm" draw:caption-point-x="-1.353cm" draw:caption-point-y="2.43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29)">
            <text:p>sn(29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25T10:19:10.5">
            <text:p>2020/3/25 10:19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29)">
            <text:p>sn(29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25T10:19:10.57">
            <text:p>2020/3/25 10:19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9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9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3-25T10:19:10.65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10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25T10:19:10.77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29)">
            <text:p>sn(29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25T10:19:10.86">
            <text:p>2020/3/25 10:1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71cm" draw:caption-point-x="-1.353cm" draw:caption-point-y="2.23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10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25T10:19:10.96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29)">
            <text:p>sn(29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1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25T10:19:11.05">
            <text:p>2020/3/25 10:1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1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71cm" draw:caption-point-x="-1.353cm" draw:caption-point-y="2.23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3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30" table:on-update-keep-styles="true" table:on-update-keep-size="false"/>
        <table:database-range table:name="range_type__sx" table:target-range-address="sx.D2:sx.D30" table:on-update-keep-styles="true" table:on-update-keep-size="false"/>
        <table:database-range table:target-range-address="sx.O2:sx.R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0:19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25T10:19:09.37</dc:date>
    <dc:creator>iwabuchi ken</dc:creator>
    <meta:editing-duration>P7DT22H4M44S</meta:editing-duration>
    <meta:editing-cycles>760</meta:editing-cycles>
    <meta:generator>OpenOffice/4.1.3$Win32 OpenOffice.org_project/413m1$Build-9783</meta:generator>
    <meta:document-statistic meta:table-count="11" meta:cell-count="4860" meta:object-count="0"/>
    <meta:user-defined meta:name="sheets-banding"/>
    <meta:user-defined meta:name="sheets-original-selection"/>
  </office:meta>
</office:document-meta>
</file>